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 style:list-style-name="L7">
      <style:text-properties fo:font-weight="normal" style:font-weight-asian="normal" style:font-weight-complex="normal"/>
    </style:style>
    <style:style style:name="P9" style:family="paragraph" style:parent-style-name="Standard" style:list-style-name="L8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 </text:p>
      <text:p text:style-name="P1"/>
      <text:list xml:id="list871510838" text:style-name="L1">
        <text:list-item>
          <text:p text:style-name="P2">Problem statement for requirement statement no. 1:</text:p>
        </text:list-item>
      </text:list>
      <text:list xml:id="list221550804" text:style-name="L2">
        <text:list-item>
          <text:p text:style-name="P3">Details of Student enrolling and data retrieval must be hidden and user should be provided with a direct method to acheive storage and retrieval.</text:p>
        </text:list-item>
        <text:list-item>
          <text:p text:style-name="P3">The retrieval and storage must be fast. Hence a mechanism is needed to fasten the process of database retrieval</text:p>
        </text:list-item>
      </text:list>
      <text:p text:style-name="P1"/>
      <text:list xml:id="list1142608777" text:continue-list="list871510838" text:style-name="L1">
        <text:list-item>
          <text:p text:style-name="P2">Problem statement for requirement statement no. 2:</text:p>
        </text:list-item>
      </text:list>
      <text:list xml:id="list1183571029" text:style-name="L3">
        <text:list-item>
          <text:p text:style-name="P4">Faculties and Subjects needs to be mapped as distinct entity</text:p>
        </text:list-item>
        <text:list-item>
          <text:p text:style-name="P4">A way should exist to get the faculty assigned to each subject and to change the faculty as and when required.</text:p>
        </text:list-item>
      </text:list>
      <text:p text:style-name="P1"/>
      <text:list xml:id="list660642506" text:continue-list="list1142608777" text:style-name="L1">
        <text:list-item>
          <text:p text:style-name="P2">Problem statement for requirement statement no. 3:</text:p>
        </text:list-item>
      </text:list>
      <text:list xml:id="list1183578529" text:style-name="L4">
        <text:list-item>
          <text:p text:style-name="P5">Faculty needs to be represented as an entity for easy insertion, removal and alotment of subjects.</text:p>
        </text:list-item>
        <text:list-item>
          <text:p text:style-name="P5">The retrieval and storage must be fast. Hence a mechanism is needed to fasten the process of database retrieval</text:p>
        </text:list-item>
      </text:list>
      <text:p text:style-name="P1"/>
      <text:list xml:id="list567436844" text:continue-list="list660642506" text:style-name="L1">
        <text:list-item>
          <text:p text:style-name="P2">Problem statement for requirement statement no. 4:</text:p>
        </text:list-item>
      </text:list>
      <text:list xml:id="list1827181985" text:style-name="L5">
        <text:list-item>
          <text:p text:style-name="P6">A paradiagm needs to be implemented in order to represent various courses offered by the university.</text:p>
        </text:list-item>
        <text:list-item>
          <text:p text:style-name="P6">Course details must also be accessible fast and accurate to the user.</text:p>
        </text:list-item>
        <text:list-item>
          <text:p text:style-name="P6">What if there's a new course to add or if any current course needs to be updated?</text:p>
        </text:list-item>
      </text:list>
      <text:p text:style-name="P1"/>
      <text:list xml:id="list1016216027" text:continue-list="list567436844" text:style-name="L1">
        <text:list-item>
          <text:p text:style-name="P2">Problem statement for requirement statement no. 5:</text:p>
        </text:list-item>
      </text:list>
      <text:list xml:id="list299775048" text:style-name="L6">
        <text:list-item>
          <text:p text:style-name="P7">All database manupulation and accessing tasks must be done via one and only one connection in order to maintain the data Integrity.</text:p>
        </text:list-item>
        <text:list-item>
          <text:p text:style-name="P7">Various module may access this connection to access database as and when required.</text:p>
        </text:list-item>
      </text:list>
      <text:p text:style-name="P1"/>
      <text:list xml:id="list1171366454" text:continue-list="list1016216027" text:style-name="L1">
        <text:list-item>
          <text:p text:style-name="P2">Problem statement for requirement statement no. 6:</text:p>
        </text:list-item>
      </text:list>
      <text:list xml:id="list1571532107" text:style-name="L8">
        <text:list-item>
          <text:p text:style-name="P9">The user should be provided with a central module using which all the tasks can be done without worrying about thier implementation deta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1T23:55:45</meta:creation-date>
    <dc:date>2014-11-12T12:21:47</dc:date>
    <dc:creator>webonise </dc:creator>
    <meta:editing-duration>PT7M5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9" meta:word-count="274" meta:character-count="1280" meta:non-whitespace-character-count="1342"/>
  </office:meta>
</office:document-meta>
</file>